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emailList">
        <table:table-row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glaja.depauw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n_pieters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.beckers@azsav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ndre.beckers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ndre.elewaut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ndre.m.mast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ndrew.crape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ndrew.crape@ziekenhuiswaregem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ecretariaat.anesthesie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nja.geerts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nn.deknibber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nn.elewaut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nn.elewaut@azgroeninge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nn.reekmans@as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nneleen.deboth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nnelien_van_driessche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nneliesholvoet@yahoo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strid.dezutter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arbara.claerhout@azalm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arbara1dhooghe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willandt.barbara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art.sierens@azalm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art.vanbesien@yperman.net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artvanimschoot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art.vanimschoot@azglorieux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art.vanoverberghe@sezz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ea.berghmans@sezz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eatrijs_strubbe@yahoo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eatrijs.strubbe@olv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enoit.nolf@as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_nolf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ieke.lambert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jorn.ghillemijn@werken-glorieux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runo.vanduyfhuys@azalm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runo.vermeersch@azalm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runo.waked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arolien.beyls@azoudenaarde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eline.debeuckelaere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hantal.baertsoen@sintandriestiel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talltje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harlotte.devloo@azdelt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hris.braxel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hristian.feys@yperman.net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hristophe.george@azgroeninge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hristophe.schoonjans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hristophe.snauwaert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cvsteen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hristophe.vansteenkiste@azmmsj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lara.thienpont@zn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laude.cuvelier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anny.delooze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avid.tate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Ruth.DeBruyne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.DeMan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ohan.Decruyenaere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uc.defreyne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ouke.Delrue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enis.marichal@azstluc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marichal@yahoo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idier.baert@azmmsj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iederikdooremont@yahoo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iederik_persyn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irk.de.pooter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irkvdputte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irk.van.gysegem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irk.voet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ominiek.de.wulf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ominiek.dewulf@azdelt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onald.claeys@azmmsj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duard.callebout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lisabeth.vandekerckhove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lsmonsaert@yahoo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ls.monsaert@azmmsj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rcan.cesmeli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rcan.cesmeli@azstluc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halet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rik.vanderstraeten@azmmsj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velien.christiaens@olv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velynededecker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ilip.baert@azdelt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ilip.demaeyer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ilip.sermon@olv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ilip.vandermeersch@as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lorence.anne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rancis.weyn@azlokere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rancois.dheygere@azgroeninge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marolleau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rankhuble@yahoo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.vanfraeyenhove@yahoo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.vandenbussche@azsav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rederick.dochy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rederik.berrevoet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dclerck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Karen.Geboes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eertruic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eertrui.coppens@olv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eorges.blinder@zn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ilbert.ghillebert@azdelt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ghillebert@azdelt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ieve.du.ville@olv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ieveduville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r.eeckhout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udrun.cornelis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uido.de.schrijver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deboever@azdamiaa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uido.spanoghe@aznikola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uy.coutant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hannes.ruymbeke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hannesvanwynsberghe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hans.orlent@azsintja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hans.vanvlierberghe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aessens.neven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harald.peeters@azstluc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helena.degroote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hendrik.pennoit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hendrik.reynaert@uzbrussel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hubert.piessevaux@uclouvai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ingrid.bruggeman@janpalfijn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ingrid.buytaert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isabelle.colle@ASZ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isabelle.dekock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isabelle.ruytjens@zn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ivo.duysburgh@aznikola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ivo.duysburgh@pandor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acques.huyghe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acquesmialagae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acques.vanhuysse@azsintja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8">
            <text:p>12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an.beyls@sintandriestiel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9">
            <text:p>12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an.hulstaert@pandor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0">
            <text:p>13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roesmans.suy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1">
            <text:p>13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ean-louis.coenegrachts@jessazh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ef.dewyspelaere@azdelt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3">
            <text:p>13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eoffrey.schouten@aznikola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eroen.geldof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5">
            <text:p>13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eroen.lenz@zn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6">
            <text:p>13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decaestecker@azdelt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7">
            <text:p>13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ochen.decaestecker@azdelt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8">
            <text:p>13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ohan.vanongeval@azstluc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o.vandervoort@olv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ohan.verhofstadt@azsintblasiu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1">
            <text:p>14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ar@stluc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2">
            <text:p>1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utrejoris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3">
            <text:p>14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oris.stubbe@azsintja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4">
            <text:p>14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urgen.almey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5">
            <text:p>14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keizerkarel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6">
            <text:p>14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karel.dekeyser@aznikola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7">
            <text:p>14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ekeukeleirekatrien@mac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8">
            <text:p>14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katrien.lecluyse@azoudenaarde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9">
            <text:p>14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katrien.vanrenterghem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0">
            <text:p>1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katrien.vandenbroucke@sjki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1">
            <text:p>15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kennyvlaemynck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2">
            <text:p>15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koen.gorleer@aznikola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koen.hendrickx@olv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4">
            <text:p>15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koen.rasquin@azmmsj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5">
            <text:p>15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koen.thorrez@yperman.net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6">
            <text:p>15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koen.van.dycke@azzeno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7">
            <text:p>15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vibeke.kruse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8">
            <text:p>15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ara.crape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9">
            <text:p>15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aura.coremans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aure.nuytemans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1">
            <text:p>16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tephanie.Laurent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2">
            <text:p>16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eo.vanalsenoy@aznikola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3">
            <text:p>16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iesbeth.ferdinande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4">
            <text:p>16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ieselot.baert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5">
            <text:p>16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llaert.lieven@yperman.net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6">
            <text:p>16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ieven.vandeputte@azsintja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7">
            <text:p>16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r.vandeputte@belgacom.net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8">
            <text:p>16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isa.crape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9">
            <text:p>16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vandenabeele.lisbeth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0">
            <text:p>1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obkedesomer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1">
            <text:p>17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ouis.verbist@zn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2">
            <text:p>17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ouise.krott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3">
            <text:p>17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otelberge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4">
            <text:p>17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uc.harlet@azdelt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uc.lepoutre@olv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6">
            <text:p>17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uc.lepoutre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uc.terriere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uc.verstraete@sezz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9">
            <text:p>17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ynn_debels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0">
            <text:p>1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aike.pauwels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1">
            <text:p>18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artenmlk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2">
            <text:p>18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ggy.osselaer@zn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3">
            <text:p>18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.cardon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4">
            <text:p>18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.delatere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5">
            <text:p>1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.delatere@vzwgo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6">
            <text:p>18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.hamerijck@werken-glorieux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.kint@azstluc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8">
            <text:p>18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.peeters@uz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9">
            <text:p>18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.simoens@zn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0">
            <text:p>1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.van.outryve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1">
            <text:p>19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.verhamme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2">
            <text:p>19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.verhamme@azgroeninge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idi.aerts@uzbrussel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ijkepaelinck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5">
            <text:p>19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k.remery@azoudenaarde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leen.hanssens@sezz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leen.praet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8">
            <text:p>19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tine.devos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99">
            <text:p>19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ucas.Matthyssens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ichael.fried@zn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ichel.deruyttere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2">
            <text:p>20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icheline.tresinie@azsintja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3">
            <text:p>20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ieke.deceuninck@azstvdeinze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4">
            <text:p>20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cool@azdamiaa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iranda.withofs@jessazh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6">
            <text:p>20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oni.mussche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7">
            <text:p>20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yriam.vanwinckel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8">
            <text:p>20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adia.struyf@klin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ancyvandamme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ataliestoens@belgacom.net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1">
            <text:p>21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athalie.meireson@yahoo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2">
            <text:p>21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ele.deprez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3">
            <text:p>21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ascal.peeters@jessazh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atrickborgers@belgacom.net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atrick.pauwels@uz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6">
            <text:p>21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atrick.schoenaers@azalm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aul.desmidt@janpalfijn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8">
            <text:p>21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aul.hoste@azalm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eter.burvenich@azmmsj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0">
            <text:p>2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eter.buydens@as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1">
            <text:p>22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.cochez@azsav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2">
            <text:p>22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r.potvin@sjk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hilippe.van.hootegem@stluc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vanhootegem@stluc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5">
            <text:p>2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hilippe.vanbiervliet@azoudenaarde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hilippe.vergauwe@azgroeninge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ierre.gigase@zn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8">
            <text:p>22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astro-enterologie@azsintja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29">
            <text:p>22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iet.baetens@as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0">
            <text:p>23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iet_baetens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1">
            <text:p>23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iet.pattyn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2">
            <text:p>23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ietsteger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3">
            <text:p>23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ieterdewint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4">
            <text:p>23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obbelspieter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5">
            <text:p>23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ieter.hindryckx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ieter.pletinckx@azmmsj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7">
            <text:p>23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ieter.van.der.spek@olv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8">
            <text:p>23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ieter.vandecandelaere@azdelt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9">
            <text:p>23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renaat.schoonjans@azglorieux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0">
            <text:p>2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renaat.schoonjans@werken-glorieux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1">
            <text:p>24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roberto.troisi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2">
            <text:p>2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rogerfils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3">
            <text:p>24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Xavier.Rogiers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4">
            <text:p>24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roland.casneuf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roland.vermeeren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6">
            <text:p>24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ronald.milo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7">
            <text:p>24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ander.lefere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8">
            <text:p>24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ander.smeets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9">
            <text:p>24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arah.raevens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0">
            <text:p>2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ebastien.kindt@sezz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1">
            <text:p>25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erge.naegels@zn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2">
            <text:p>25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igrid.mareels@vzwgo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3">
            <text:p>25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eter.Smeets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4">
            <text:p>25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ofie_decock11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5">
            <text:p>25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ofiegosse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6">
            <text:p>25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ofie.rogge@azstluc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7">
            <text:p>25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ofie_rogge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8">
            <text:p>25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tefan.bourgeois@zn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9">
            <text:p>25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tefan.vanlangendonck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tephaan.pollet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tephanie.vanbiervliet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teven.de.coninck@sintandriestiel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teven.deconinck@sintandriestiel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teven.debeuckelaere@as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5">
            <text:p>26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teven.sas@janpalfijn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teven.vanavermaet@azsintja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7">
            <text:p>26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tijnvandenbranden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uzane.ribeiromoura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ybile.vanlierde@sezz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tania.helleputte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1">
            <text:p>27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thibaud.lamiroy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2">
            <text:p>27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thomas.botelberge@gz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3">
            <text:p>27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thomas.malfait@azdelt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4">
            <text:p>27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thomas.vanwolleghem@uz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5">
            <text:p>2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timrondou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6">
            <text:p>27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tom.boterberg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7">
            <text:p>27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t.holvoet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8">
            <text:p>27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triana.lobatonortega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eter.Vanlangenhove@UZ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0">
            <text:p>2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veerlecasneuf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veerle.casneuf@olv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2">
            <text:p>28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veroniquebuyse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r.verdonck@sjk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4">
            <text:p>28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vincentbouderez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5">
            <text:p>2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vincent.bouderez@azmmsj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6">
            <text:p>28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vincent.dewilde@azsintja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7">
            <text:p>28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vincent.van.maele@tele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8">
            <text:p>28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walter.pauwels@azstluc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willem.van.ganse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0">
            <text:p>2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willy.deloof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rietvangermeersch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2">
            <text:p>29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wim.ceelen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3">
            <text:p>29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wouter.vanmoerkercke@azgroeninge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4">
            <text:p>29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xavierverhelst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5">
            <text:p>29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xavier.verhelst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6">
            <text:p>29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yves.vannieuwenhove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7">
            <text:p>29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yvespaul.vandewynckel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8">
            <text:p>29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zuzana.plankova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ele.coulier@seauton-international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0">
            <text:p>300</text:p>
          </table:table-cell>
          <table:table-cell office:value-type="string">
            <text:p>didier baert</text:p>
          </table:table-cell>
          <table:table-cell office:value-type="string">
            <text:p>NULL</text:p>
          </table:table-cell>
          <table:table-cell office:value-type="string">
            <text:p>didier.baert@azmmsj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1">
            <text:p>301</text:p>
          </table:table-cell>
          <table:table-cell office:value-type="string">
            <text:p>Jan Beyls</text:p>
          </table:table-cell>
          <table:table-cell office:value-type="string">
            <text:p>NULL</text:p>
          </table:table-cell>
          <table:table-cell office:value-type="string">
            <text:p>jan.beyls@sintandriestiel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2">
            <text:p>302</text:p>
          </table:table-cell>
          <table:table-cell office:value-type="string">
            <text:p>Diederik Persyn</text:p>
          </table:table-cell>
          <table:table-cell office:value-type="string">
            <text:p>NULL</text:p>
          </table:table-cell>
          <table:table-cell office:value-type="string">
            <text:p>diederik_persyn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Stephaan Pollet</text:p>
          </table:table-cell>
          <table:table-cell office:value-type="string">
            <text:p>NULL</text:p>
          </table:table-cell>
          <table:table-cell office:value-type="string">
            <text:p>stephaan.pollet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4">
            <text:p>304</text:p>
          </table:table-cell>
          <table:table-cell office:value-type="string">
            <text:p>Evelien Christiaens</text:p>
          </table:table-cell>
          <table:table-cell office:value-type="string">
            <text:p>NULL</text:p>
          </table:table-cell>
          <table:table-cell office:value-type="string">
            <text:p>evelien.christiaens@olvz-aal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5">
            <text:p>305</text:p>
          </table:table-cell>
          <table:table-cell office:value-type="string">
            <text:p>Lars Triest</text:p>
          </table:table-cell>
          <table:table-cell office:value-type="string">
            <text:p>NULL</text:p>
          </table:table-cell>
          <table:table-cell office:value-type="string">
            <text:p>larstriest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6">
            <text:p>306</text:p>
          </table:table-cell>
          <table:table-cell office:value-type="string">
            <text:p>Elodie De Ruyck</text:p>
          </table:table-cell>
          <table:table-cell office:value-type="string">
            <text:p>NULL</text:p>
          </table:table-cell>
          <table:table-cell office:value-type="string">
            <text:p>elodie.deruyck@aznikola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7">
            <text:p>307</text:p>
          </table:table-cell>
          <table:table-cell office:value-type="string">
            <text:p>Maria Eva Argenziano</text:p>
          </table:table-cell>
          <table:table-cell office:value-type="string">
            <text:p>NULL</text:p>
          </table:table-cell>
          <table:table-cell office:value-type="string">
            <text:p>mariaeva.argenziano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8">
            <text:p>308</text:p>
          </table:table-cell>
          <table:table-cell office:value-type="string">
            <text:p>thibaud lamiroy</text:p>
          </table:table-cell>
          <table:table-cell office:value-type="string">
            <text:p>NULL</text:p>
          </table:table-cell>
          <table:table-cell office:value-type="string">
            <text:p>thibaud.lamiroy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09">
            <text:p>309</text:p>
          </table:table-cell>
          <table:table-cell office:value-type="string">
            <text:p>Dr Stephen J Williams</text:p>
          </table:table-cell>
          <table:table-cell office:value-type="string">
            <text:p>NULL</text:p>
          </table:table-cell>
          <table:table-cell office:value-type="string">
            <text:p>sj_williams@mac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0">
            <text:p>310</text:p>
          </table:table-cell>
          <table:table-cell office:value-type="string">
            <text:p>Sander Smeets</text:p>
          </table:table-cell>
          <table:table-cell office:value-type="string">
            <text:p>NULL</text:p>
          </table:table-cell>
          <table:table-cell office:value-type="string">
            <text:p>sasmeets.smeets@ugen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1">
            <text:p>311</text:p>
          </table:table-cell>
          <table:table-cell office:value-type="string">
            <text:p>Tatia</text:p>
          </table:table-cell>
          <table:table-cell office:value-type="string">
            <text:p>NULL</text:p>
          </table:table-cell>
          <table:table-cell office:value-type="string">
            <text:p>tatia.khachidze@yahoo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Serge Naegels</text:p>
          </table:table-cell>
          <table:table-cell office:value-type="string">
            <text:p>NULL</text:p>
          </table:table-cell>
          <table:table-cell office:value-type="string">
            <text:p>serge.naegels@zn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3">
            <text:p>313</text:p>
          </table:table-cell>
          <table:table-cell office:value-type="string">
            <text:p>Ulrike Wallyn</text:p>
          </table:table-cell>
          <table:table-cell office:value-type="string">
            <text:p>NULL</text:p>
          </table:table-cell>
          <table:table-cell office:value-type="string">
            <text:p>ulrike.wallyn@azwes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4">
            <text:p>314</text:p>
          </table:table-cell>
          <table:table-cell office:value-type="string">
            <text:p>Feys Christian</text:p>
          </table:table-cell>
          <table:table-cell office:value-type="string">
            <text:p>NULL</text:p>
          </table:table-cell>
          <table:table-cell office:value-type="string">
            <text:p>Christian.feys@yperman.net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RUDY HARLET</text:p>
          </table:table-cell>
          <table:table-cell office:value-type="string">
            <text:p>NULL</text:p>
          </table:table-cell>
          <table:table-cell office:value-type="string">
            <text:p>gastro@harl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6">
            <text:p>316</text:p>
          </table:table-cell>
          <table:table-cell office:value-type="string">
            <text:p>Alexandre Sarafidis</text:p>
          </table:table-cell>
          <table:table-cell office:value-type="string">
            <text:p>NULL</text:p>
          </table:table-cell>
          <table:table-cell office:value-type="string">
            <text:p>asarafidis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7">
            <text:p>317</text:p>
          </table:table-cell>
          <table:table-cell office:value-type="string">
            <text:p>Mathieu Struyve</text:p>
          </table:table-cell>
          <table:table-cell office:value-type="string">
            <text:p>NULL</text:p>
          </table:table-cell>
          <table:table-cell office:value-type="string">
            <text:p>mathieustruyve@me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Lieve Peeters</text:p>
          </table:table-cell>
          <table:table-cell office:value-type="string">
            <text:p>NULL</text:p>
          </table:table-cell>
          <table:table-cell office:value-type="string">
            <text:p>peeterslieve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19">
            <text:p>319</text:p>
          </table:table-cell>
          <table:table-cell office:value-type="string">
            <text:p>Anke Engelen</text:p>
          </table:table-cell>
          <table:table-cell office:value-type="string">
            <text:p>NULL</text:p>
          </table:table-cell>
          <table:table-cell office:value-type="string">
            <text:p>anke_engelen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0">
            <text:p>320</text:p>
          </table:table-cell>
          <table:table-cell office:value-type="string">
            <text:p>Frederik de Clerck</text:p>
          </table:table-cell>
          <table:table-cell office:value-type="string">
            <text:p>NULL</text:p>
          </table:table-cell>
          <table:table-cell office:value-type="string">
            <text:p>fdclerck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1">
            <text:p>321</text:p>
          </table:table-cell>
          <table:table-cell office:value-type="string">
            <text:p>BENOUDJINGAR DAOUDONGAR</text:p>
          </table:table-cell>
          <table:table-cell office:value-type="string">
            <text:p>NULL</text:p>
          </table:table-cell>
          <table:table-cell office:value-type="string">
            <text:p>b.ogustin@yahoo.fr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2">
            <text:p>322</text:p>
          </table:table-cell>
          <table:table-cell office:value-type="string">
            <text:p>Margos</text:p>
          </table:table-cell>
          <table:table-cell office:value-type="string">
            <text:p>NULL</text:p>
          </table:table-cell>
          <table:table-cell office:value-type="string">
            <text:p>wamargos@hotmail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Luc Poelmans</text:p>
          </table:table-cell>
          <table:table-cell office:value-type="string">
            <text:p>NULL</text:p>
          </table:table-cell>
          <table:table-cell office:value-type="string">
            <text:p>lpoelmans@skyn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4">
            <text:p>324</text:p>
          </table:table-cell>
          <table:table-cell office:value-type="string">
            <text:p>V. Van der Voort</text:p>
          </table:table-cell>
          <table:table-cell office:value-type="string">
            <text:p>NULL</text:p>
          </table:table-cell>
          <table:table-cell office:value-type="string">
            <text:p>veronique.vandervoort@outlook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5">
            <text:p>325</text:p>
          </table:table-cell>
          <table:table-cell office:value-type="string">
            <text:p>Wim Verlinden</text:p>
          </table:table-cell>
          <table:table-cell office:value-type="string">
            <text:p>NULL</text:p>
          </table:table-cell>
          <table:table-cell office:value-type="string">
            <text:p>wim.verlinden@aznikolaa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6">
            <text:p>326</text:p>
          </table:table-cell>
          <table:table-cell office:value-type="string">
            <text:p>Dekeyser</text:p>
          </table:table-cell>
          <table:table-cell office:value-type="string">
            <text:p>NULL</text:p>
          </table:table-cell>
          <table:table-cell office:value-type="string">
            <text:p>m.dekeyser@rivas.n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7">
            <text:p>327</text:p>
          </table:table-cell>
          <table:table-cell office:value-type="string">
            <text:p>NANG ATTO</text:p>
          </table:table-cell>
          <table:table-cell office:value-type="string">
            <text:p>NULL</text:p>
          </table:table-cell>
          <table:table-cell office:value-type="string">
            <text:p>ynangatt@yahoo.fr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28">
            <text:p>328</text:p>
          </table:table-cell>
          <table:table-cell office:value-type="string">
            <text:p>ELENA KELNER</text:p>
          </table:table-cell>
          <table:table-cell office:value-type="string">
            <text:p>NULL</text:p>
          </table:table-cell>
          <table:table-cell office:value-type="string">
            <text:p>kelnerelen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0">
            <text:p>330</text:p>
          </table:table-cell>
          <table:table-cell office:value-type="string">
            <text:p>Amir</text:p>
          </table:table-cell>
          <table:table-cell office:value-type="string">
            <text:p>Klein</text:p>
          </table:table-cell>
          <table:table-cell office:value-type="string">
            <text:p>aaklein4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1">
            <text:p>331</text:p>
          </table:table-cell>
          <table:table-cell office:value-type="string">
            <text:p>David</text:p>
          </table:table-cell>
          <table:table-cell office:value-type="string">
            <text:p>Van de Poorten</text:p>
          </table:table-cell>
          <table:table-cell office:value-type="string">
            <text:p>david.vanderpoorten@sydney.edu.au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>Naaz</text:p>
          </table:table-cell>
          <table:table-cell office:value-type="string">
            <text:p>Sidhu</text:p>
          </table:table-cell>
          <table:table-cell office:value-type="string">
            <text:p>msidhu16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3">
            <text:p>333</text:p>
          </table:table-cell>
          <table:table-cell office:value-type="string">
            <text:p>John</text:p>
          </table:table-cell>
          <table:table-cell office:value-type="string">
            <text:p>Anderson</text:p>
          </table:table-cell>
          <table:table-cell office:value-type="string">
            <text:p>john.anderson11@nhs.net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4">
            <text:p>33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rutter@btinternet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5">
            <text:p>33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areth.walker81@google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6">
            <text:p>33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lachlanayres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hudsonbe@hot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8">
            <text:p>33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tevewdixon@doctors.net.uk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t.johnston1@nhs.net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0">
            <text:p>34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enjamin.arnold@gwh.nhs.uk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1">
            <text:p>34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aisalfayyaz_pk@yahoo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2">
            <text:p>34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aul.dunckley@nhs.net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3">
            <text:p>34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udith.desmedt@zn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p.poli-b@zn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5">
            <text:p>34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oligastro@azmmsj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6">
            <text:p>34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Inge.De.Doncker@Emmau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7">
            <text:p>34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ecr.gastro@azalm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8">
            <text:p>34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astro-enterologie@azsintjan.be. 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49">
            <text:p>34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ecretariaat.gei@azturnhou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0">
            <text:p>3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astro.bornem.willebroek@azr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astro.rumst@azr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2">
            <text:p>35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info.rumst@azr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astro.bornem.willebroek@azr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4">
            <text:p>35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j.ponette@sintmari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5">
            <text:p>35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k.bulte@sintmari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6">
            <text:p>35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valerie.vanhauwaert@hhleuve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7">
            <text:p>35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ndoscopie.MCT@rztienen.be 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ndo.Scopie@sjki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9">
            <text:p>35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ecretariaat.gastroSL@azstlucas.be 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0">
            <text:p>36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fspraakgastroenterologie@uzbrussel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ndoscopie@azjanportael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2">
            <text:p>36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Tim.Curvers@jessazh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3">
            <text:p>36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tine.Tuyaerts@uz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4">
            <text:p>36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orien.vangrieken@azherentals.be 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c.demaeyer@azherentals.be 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6">
            <text:p>36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info@uzleuve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7">
            <text:p>36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ecretariaatmdl@uzleuven.be 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8">
            <text:p>36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interne@sintandriestiel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rianna.devaere@sintandriestiel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0">
            <text:p>37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teven.de.coninck@sintandriestiel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hantal.baertsoen@sintandriestiel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2">
            <text:p>37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velyne.de.decker@sintandriestiel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3">
            <text:p>37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inwendigeziekten@azgroeninge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4">
            <text:p>37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deboever@azdamiaa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5">
            <text:p>37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lambrecht@azdamiaa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6">
            <text:p>37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cool@azdamiaan.be 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7">
            <text:p>37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zsintjozef@emmau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8">
            <text:p>37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hilde.van.den.brande@imeld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9">
            <text:p>37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ecretariaat.inwendige@klina.be 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0">
            <text:p>38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ecretariaat.inwendige@klin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1">
            <text:p>38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nita.kellens@stzh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2">
            <text:p>38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astroenterologie@azvesalius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3">
            <text:p>38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gastro-saintluc@uclouvain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lain.hendlisz@bordet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5">
            <text:p>38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ndoscopies.delta@chirec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6">
            <text:p>38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Manish.Hegde@gwh.nhs.uk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7">
            <text:p>38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danielwheatley2014@gmail.com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8">
            <text:p>38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roland.valori@nhs.net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Kymentie.Ferdinande@azdelta.b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90">
            <text:p>39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lexander.DeCrem@ugent.be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3</meta:generator>
    <meta:initial-creator>phpMyAdmin 4.8.3</meta:initial-creator>
    <meta:creation-date>2020-03-10T01:43:34</meta:creation-date>
  </office:meta>
</office:document-meta>
</file>